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float" office:value="198.2">
            <text:p>198.2</text:p>
          </table:table-cell>
          <table:table-cell/>
          <table:table-cell table:formula="of:=[.B7]/[.B6]" office:value-type="float" office:value="0.929868819374369">
            <text:p>0.92986881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4.3">
            <text:p>184.3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>
            <text:p>warm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.6">
            <text:p>355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l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ld/warm</text:p>
          </table:table-cell>
          <table:table-cell table:number-columns-repeated="4"/>
        </table:table-row>
        <table:table-row table:style-name="ro1">
          <table:table-cell/>
          <table:table-cell table:formula="of:=382.03/393.23" office:value-type="float" office:value="0.971517941154032">
            <text:p>0.9715179412</text:p>
          </table:table-cell>
          <table:table-cell/>
          <table:table-cell table:formula="of:=[.B15]*[.B12]" office:value-type="float" office:value="345.471779874374">
            <text:p>345.4717798744</text:p>
          </table:table-cell>
          <table:table-cell office:value-type="string">
            <text:p>agree with Erin</text:p>
          </table:table-cell>
          <table:table-cell/>
        </table:table-row>
        <table:table-row table:style-name="ro1">
          <table:table-cell/>
          <table:table-cell office:value-type="string">
            <text:p>Peter's talk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5]/2" office:value-type="float" office:value="172.735889937187">
            <text:p>172.7358899372</text:p>
          </table:table-cell>
          <table:table-cell office:value-type="string">
            <text:p>Z/2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float" office:value="177.8">
            <text:p>177.8</text:p>
          </table:table-cell>
          <table:table-cell/>
          <table:table-cell table:formula="of:=[.D21]-[.D22]" office:value-type="float" office:value="20.4">
            <text:p>20.4</text:p>
          </table:table-cell>
        </table:table-row>
        <table:table-row table:style-name="ro1">
          <table:table-cell table:number-columns-repeated="3"/>
          <table:table-cell office:value-type="float" office:value="157.4">
            <text:p>157.4</text:p>
          </table:table-cell>
          <table:table-cell/>
          <table:table-cell table:formula="of:=[.D17]-[.D22]" office:value-type="float" office:value="15.3358899371869">
            <text:p>15.3358899372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>
            <text:p>I would argue, that you used the formula 345.44*t-drift/t-drift_ma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are the tdrift-max for all drift fields? 200, 150, 100 V/cm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where do the 24.29 and 21.59 come from on p.21 of Meeting_May7..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pare to the 15.34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no need to report correct values, since nothing wrong reported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7/20/2016</text:date>, <text:time>22:1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21:23:13.58</meta:creation-date>
    <dc:date>2016-07-20T22:11:48.06</dc:date>
    <meta:editing-duration>PT18M13S</meta:editing-duration>
    <meta:editing-cycles>2</meta:editing-cycles>
    <meta:generator>OpenOffice.org/3.4.1$Win32 OpenOffice.org_project/341m1$Build-9593</meta:generator>
    <meta:document-statistic meta:table-count="3" meta:cell-count="22" meta:object-count="0"/>
  </office:meta>
</office:document-meta>
</file>